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6CC247DB19E0B4F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paragraph-properties fo:margin-top="0cm" fo:margin-bottom="0cm"/>
    </style:style>
    <style:style style:name="T1" style:family="text">
      <style:text-properties fo:color="#ffffff" style:text-outline="false" style:text-line-through-style="none" style:text-line-through-type="none" style:font-name="Liberation Sans3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72pt" fo:font-style="normal" style:font-size-asian="72pt" style:font-style-asian="normal" style:font-size-complex="72pt" style:font-style-complex="normal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1"><text:span text:style-name="T1">Luiza Torello Vieira</text:span><text:span text:style-name="T1"><text:line-break/></text:span><text:span text:style-name="T1">Victor Azadinho Miranda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2">KDD em </text:span><text:span text:style-name="T3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tivaçõ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ominação da Internet sobre a comunicação global</text:p>
                <text:list>
                  <text:list-item>
                    <text:p>1993: 1% do trafego de informação das redes de telecomunicação era feito pela Internet.</text:p>
                  </text:list-item>
                  <text:list-item>
                    <text:p>2000: 51% do trafego de informação.</text:p>
                  </text:list-item>
                  <text:list-item>
                    <text:p text:style-name="P4"><text:span text:style-name="T4">2007: 97% do trafego de informação.</text:span></text:p>
                  </text:list-item>
                </text:list>
              </text:list-item>
              <text:list-item>
                <text:p><text:span text:style-name="T4">O surgimento da Internet aumentou de forma abrupta a quantidade de dados produzidos.</text:span></text:p>
              </text:list-item>
              <text:list-item>
                <text:p><text:span text:style-name="T4">Internet das coisas fez com que saíssemos da era do Terabyte para o Petaby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tivaçõ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ovas tecnologias surgiram para extrair informações e padrões de grandes volumes de dados.</text:p>
              </text:list-item>
              <text:list-item>
                <text:p>Extração do conhecimento do Big Data é o processo de transformar tais dados em informações acionáveis.</text:p>
              </text:list-item>
              <text:list-item>
                <text:p>Com essas informações, análises podem ser feit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safi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ransformação de dados em informações não é simples.</text:p>
              </text:list-item>
              <text:list-item>
                <text:p>Processo de Mineração de Dados é recheado de desafios.</text:p>
              </text:list-item>
              <text:list-item>
                <text:p>Tais desafios podem ser categorizados nos chamados 3V’s do Big Data:</text:p>
                <text:list>
                  <text:list-item>
                    <text:p>Volume;</text:p>
                  </text:list-item>
                  <text:list-item>
                    <text:p>Variedade;</text:p>
                  </text:list-item>
                  <text:list-item>
                    <text:p>Veloc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safi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olume:</text:p>
                <text:list>
                  <text:list-item>
                    <text:p>Faz referência ao volume de dados;</text:p>
                  </text:list-item>
                  <text:list-item>
                    <text:p>Constante crescimento.</text:p>
                  </text:list-item>
                </text:list>
              </text:list-item>
              <text:list-item>
                <text:p>Variedade:</text:p>
                <text:list>
                  <text:list-item>
                    <text:p>Múltiplas fontes produtoras;</text:p>
                  </text:list-item>
                  <text:list-item>
                    <text:p>Dados não seguem um padrão.</text:p>
                  </text:list-item>
                </text:list>
              </text:list-item>
              <text:list-item>
                <text:p>Velocidade:</text:p>
                <text:list>
                  <text:list-item>
                    <text:p>Geração de dados extremamente rápi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s três Is do KDD em Big Data:</text:p>
                <text:list>
                  <text:list-item>
                    <text:p>Intuição Informada: auxiliar na predição de ocorrências futuras;</text:p>
                  </text:list-item>
                  <text:list-item>
                    <text:p>Inteligência: reconhecer situações atuais para determinar ações;</text:p>
                  </text:list-item>
                  <text:list-item>
                    <text:p>Visão (em inglês: <text:span text:style-name="T5">Insight</text:span>): sabido o que ocorreu, decidir qual ação deve ser tom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gla: <text:span text:style-name="T6">K</text:span><text:span text:style-name="T7">nowle</text:span><text:span text:style-name="T6">d</text:span><text:span text:style-name="T7">ge </text:span><text:span text:style-name="T6">D</text:span><text:span text:style-name="T7">iscovery</text:span><text:span text:style-name="T8">.</text:span></text:p>
              </text:list-item>
              <text:list-item>
                <text:p><text:span text:style-name="T8">Processo utilizado para o descobrimento de conhecimento.</text:span></text:p>
              </text:list-item>
              <text:list-item>
                <text:p><text:span text:style-name="T8">Processo pode ser dividido em 5 etapas:</text:span></text:p>
                <text:list>
                  <text:list-item>
                    <text:p><text:span text:style-name="T8">Seleção;</text:span></text:p>
                  </text:list-item>
                  <text:list-item>
                    <text:p><text:span text:style-name="T8">Pré-processamento;</text:span></text:p>
                  </text:list-item>
                  <text:list-item>
                    <text:p><text:span text:style-name="T8">Transformação;</text:span></text:p>
                  </text:list-item>
                  <text:list-item>
                    <text:p><text:span text:style-name="T7">Data Mining</text:span><text:span text:style-name="T8">;</text:span></text:p>
                  </text:list-item>
                  <text:list-item>
                    <text:p><text:span text:style-name="T8">Interpretaç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s do 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eleção:</text:p>
                <text:list>
                  <text:list-item>
                    <text:p>Definição das fontes de dados.</text:p>
                  </text:list-item>
                </text:list>
              </text:list-item>
              <text:list-item>
                <text:p>Pré-processamento:</text:p>
                <text:list>
                  <text:list-item>
                    <text:p>Aprimoramento do conjunto de dados.</text:p>
                  </text:list-item>
                </text:list>
              </text:list-item>
              <text:list-item>
                <text:p>Transformação:</text:p>
                <text:list>
                  <text:list-item>
                    <text:p>Variáveis, suas importâncias, interações e correlações são analis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s do 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ata Mining (em português: Mineração de Dados):</text:p>
                <text:list>
                  <text:list-item>
                    <text:p>Uso de algoritmos estatísticos e de machine learning;</text:p>
                  </text:list-item>
                  <text:list-item>
                    <text:p>Extração de estruturas, correlações e padrões dos dados.</text:p>
                  </text:list-item>
                </text:list>
              </text:list-item>
              <text:list-item>
                <text:p>Interpretação:</text:p>
                <text:list>
                  <text:list-item>
                    <text:p>Revela caso os padrões detectados são realmente interessantes ou n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1 - Sele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scolher as fontes de dados que se encaixam nas metas do projeto.</text:p>
              </text:list-item>
              <text:list-item>
                <text:p>Apenas dados confiáveis devem ser utilizados.</text:p>
              </text:list-item>
              <text:list-item>
                <text:p>Certos fatores podem afetar as amostras:</text:p>
                <text:list>
                  <text:list-item>
                    <text:p>Tamanho muito pequeno;</text:p>
                  </text:list-item>
                  <text:list-item>
                    <text:p>Amostras tendencio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1 - Sele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efinição de qualidade de dados varia.</text:p>
              </text:list-item>
              <text:list-item>
                <text:p>Não existe um <text:tab/>conjunto universal de características as quais possam descrevê-la.</text:p>
              </text:list-item>
              <text:list-item>
                <text:p>Dimensões mais comuns para medir a qualidade:</text:p>
                <text:list>
                  <text:list-item>
                    <text:p>Precisão;</text:p>
                  </text:list-item>
                  <text:list-item>
                    <text:p>Completude;</text:p>
                  </text:list-item>
                  <text:list-item>
                    <text:p>Consistência;</text:p>
                  </text:list-item>
                  <text:list-item>
                    <text:p>Correlação;</text:p>
                  </text:list-item>
                  <text:list-item>
                    <text:p>Atual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edir a confiabilidade do conjunto de dados</text:p>
              </text:list-item>
              <text:list-item>
                <text:p>D = { D<text:span text:style-name="T9">1</text:span><text:span text:style-name="T10">, D</text:span><text:span text:style-name="T9">2</text:span><text:span text:style-name="T10">, … , D</text:span><text:span text:style-name="T9">n</text:span><text:span text:style-name="T10"> }</text:span></text:p>
              </text:list-item>
              <text:list-item>
                <text:p><text:span text:style-name="T10">Para cada uma dessas D dimensões, temos os seguintes indicadores de qualidade:</text:span></text:p>
              </text:list-item>
              <text:list-item>
                <text:p><text:span text:style-name="T10">Q = { q</text:span><text:span text:style-name="T9">1</text:span><text:span text:style-name="T10">, q</text:span><text:span text:style-name="T9">2</text:span><text:span text:style-name="T10">, … , q</text:span><text:span text:style-name="T9">k</text:span><text:span text:style-name="T10">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 indicador de qualidade é baseado na razão entre o número de violações V e o número total de instâncias onde a regra é aplicada, multiplicado pelo peso do indicador.</text:p>
              </text:list-item>
              <text:list-item>
                <text:p>Q = ( V / T ) * peso<text:span text:style-name="T9">q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Q é uma razão de erros. A pontuação de medição de qualidade M é calculada através da divisão da soma das pontuações dos pesos dos indicadores de qualidade pelo número total de instâncias nesse contexto, como a fórmula a seguir demonstra.</text:p>
                <text:p text:style-name="P5"><text:s text:c="16"/><text:span text:style-name="T9">n</text:span></text:p>
              </text:list-item>
              <text:list-item>
                <text:p text:style-name="P5">M = 1 - (( ∑<text:span text:style-name="T9"> </text:span>Q<text:span text:style-name="T9">i</text:span> ) / | Q<text:span text:style-name="T9">i</text:span> | )<text:tab/></text:p>
                <text:p><text:s text:c="16"/><text:span text:style-name="T11">i=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tilizando essa formulação, definimos a pontuação da seleção de dados como:</text:p>
                <text:p text:style-name="P5"><text:s text:c="52"/><text:span text:style-name="T9">n</text:span></text:p>
              </text:list-item>
              <text:list-item>
                <text:p text:style-name="P5">PontuaçãoSeleçãodeDados = ( ∑ ( peso<text:span text:style-name="T9">m</text:span> * M<text:span text:style-name="T9">i</text:span> )) / | M<text:span text:style-name="T9">i</text:span> |</text:p>
                <text:p><text:s text:c="52"/><text:span text:style-name="T11">i=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Droid Sans Devanagari3" style:font-family-asian="'Droid Sans Devanagari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Droid Sans Devanagari3" style:font-family-asian="'Droid Sans Devanagari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Droid Sans Devanagari3" style:font-family-asian="'Droid Sans Devanagari'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CC247DB19E0B4F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9:21:43.771555842</meta:creation-date>
    <meta:editing-duration>PT12M14S</meta:editing-duration>
    <meta:editing-cycles>4</meta:editing-cycles>
    <meta:generator>LibreOffice/6.2.8.2$Linux_X86_64 LibreOffice_project/20$Build-2</meta:generator>
    <dc:title>Bright Blue</dc:title>
    <dc:date>2019-10-29T17:24:20.185490669</dc:date>
    <meta:document-statistic meta:object-count="82"/>
  </office:meta>
</office:document-meta>
</file>